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eoletters1" svg:font-family="neoletters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eoletters" svg:font-family="neoletter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officeooo:rsid="00188b3f" officeooo:paragraph-rsid="00188b3f" style:font-size-asian="14pt" style:font-size-complex="16pt"/>
    </style:style>
    <style:style style:name="P2" style:family="paragraph" style:parent-style-name="Text_20_body">
      <style:paragraph-properties fo:text-align="justify" style:justify-single-word="false"/>
      <style:text-properties fo:font-size="16pt" fo:font-weight="bold" officeooo:rsid="001fd1b0" officeooo:paragraph-rsid="001fd1b0" style:font-size-asian="14pt" style:font-weight-asian="bold" style:font-size-complex="16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4pt" officeooo:rsid="00188b3f" officeooo:paragraph-rsid="00217ed7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1b74af" officeooo:paragraph-rsid="001ee9bd" style:font-size-asian="12.25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size="14pt" fo:font-weight="normal" officeooo:rsid="001fd1b0" officeooo:paragraph-rsid="00217ed7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4pt" fo:font-weight="normal" officeooo:rsid="00217ed7" officeooo:paragraph-rsid="00217ed7" style:font-size-asian="12.25pt" style:font-weight-asian="normal" style:font-size-complex="14pt" style:font-weight-complex="normal"/>
    </style:style>
    <style:style style:name="P7" style:family="paragraph" style:parent-style-name="Title">
      <style:text-properties fo:font-size="18pt" officeooo:rsid="00188b3f" officeooo:paragraph-rsid="00188b3f" style:font-size-asian="15.75pt" style:font-size-complex="18pt"/>
    </style:style>
    <style:style style:name="P8" style:family="paragraph" style:parent-style-name="Text_20_body">
      <style:paragraph-properties fo:text-align="start" style:justify-single-word="false"/>
      <style:text-properties fo:font-size="16pt" fo:font-weight="bold" officeooo:rsid="00188b3f" officeooo:paragraph-rsid="00188b3f" style:font-size-asian="14pt" style:font-weight-asian="bold" style:font-size-complex="1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6pt" fo:font-weight="bold" officeooo:rsid="001d52a2" officeooo:paragraph-rsid="001d52a2" style:font-size-asian="14pt" style:font-weight-asian="bold" style:font-size-complex="16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6pt" officeooo:rsid="001b74af" officeooo:paragraph-rsid="001b74af" style:font-size-asian="14pt" style:font-size-complex="16pt"/>
    </style:style>
    <style:style style:name="P11" style:family="paragraph" style:parent-style-name="Text_20_body">
      <style:paragraph-properties fo:text-align="justify" style:justify-single-word="false"/>
      <style:text-properties fo:font-size="14pt" officeooo:rsid="001a3de7" officeooo:paragraph-rsid="00217ed7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fo:font-size="14pt" fo:font-weight="normal" officeooo:rsid="00208874" officeooo:paragraph-rsid="00217ed7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4pt" fo:font-weight="normal" officeooo:rsid="0026a78e" officeooo:paragraph-rsid="0026a78e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size="14pt" fo:font-weight="normal" officeooo:rsid="00275921" officeooo:paragraph-rsid="00275921" style:font-size-asian="12.25pt" style:font-weight-asian="normal" style:font-size-complex="14pt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size="14pt" fo:font-weight="normal" officeooo:rsid="00275921" officeooo:paragraph-rsid="00275921" style:font-size-asian="12.25pt" style:font-weight-asian="normal" style:font-size-complex="14pt" style:font-weight-complex="normal"/>
    </style:style>
    <style:style style:name="P16" style:family="paragraph" style:parent-style-name="Text_20_body" style:list-style-name="L2">
      <style:paragraph-properties fo:text-align="justify" style:justify-single-word="false"/>
      <style:text-properties fo:font-size="14pt" fo:font-weight="normal" officeooo:rsid="00291515" officeooo:paragraph-rsid="00291515" style:font-size-asian="12.25pt" style:font-weight-asian="normal" style:font-size-complex="14pt" style:font-weight-complex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size="14pt" fo:font-weight="normal" officeooo:rsid="002a54bf" officeooo:paragraph-rsid="002a54bf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4pt" officeooo:rsid="001ee9bd" officeooo:paragraph-rsid="001ee9bd" style:font-size-asian="12.25pt" style:font-size-complex="14pt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Liberation Mono" fo:font-size="14pt" officeooo:rsid="001ee9bd" officeooo:paragraph-rsid="001ee9bd" style:font-size-asian="12.25pt" style:font-size-complex="14pt"/>
    </style:style>
    <style:style style:name="P20" style:family="paragraph" style:parent-style-name="Text_20_body">
      <style:paragraph-properties fo:text-align="justify" style:justify-single-word="false" fo:break-before="page"/>
      <style:text-properties fo:font-size="16pt" officeooo:rsid="001b74af" officeooo:paragraph-rsid="001b74af" style:font-size-asian="14pt" style:font-size-complex="16pt"/>
    </style:style>
    <style:style style:name="T1" style:family="text">
      <style:text-properties officeooo:rsid="001a3d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75921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d1b0" style:font-weight-asian="bold" style:font-weight-complex="bold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75921"/>
    </style:style>
    <style:style style:name="T8" style:family="text">
      <style:text-properties officeooo:rsid="001fd1b0"/>
    </style:style>
    <style:style style:name="T9" style:family="text">
      <style:text-properties officeooo:rsid="00208874"/>
    </style:style>
    <style:style style:name="T10" style:family="text">
      <style:text-properties officeooo:rsid="00217ed7"/>
    </style:style>
    <style:style style:name="T11" style:family="text">
      <style:text-properties officeooo:rsid="0024efe3"/>
    </style:style>
    <style:style style:name="T12" style:family="text">
      <style:text-properties officeooo:rsid="0026a78e"/>
    </style:style>
    <style:style style:name="T13" style:family="text">
      <style:text-properties officeooo:rsid="00275921"/>
    </style:style>
    <style:style style:name="T14" style:family="text">
      <style:text-properties fo:font-style="normal" officeooo:rsid="00275921" style:font-style-asian="normal" style:font-style-complex="normal"/>
    </style:style>
    <style:style style:name="T15" style:family="text">
      <style:text-properties style:font-name="Liberation Serif1" officeooo:rsid="00275921"/>
    </style:style>
    <style:style style:name="T16" style:family="text">
      <style:text-properties style:font-name="Liberation Mono" officeooo:rsid="002759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re War</text:p>
      <text:p text:style-name="P1">Marcin Puc, Piotr Komorowski</text:p>
      <text:p text:style-name="P1"/>
      <text:p text:style-name="P8">1. Opis projektu</text:p>
      <text:p text:style-name="P3">Core War to gra w której dwa współbieżnie działając<text:span text:style-name="T1">e</text:span> program<text:span text:style-name="T1">y</text:span> rywalizuj<text:span text:style-name="T1">ą</text:span> ze sobą we współdzielonej przestrzenii pamięciowej („Core”) wirtualnego komputera. W celu pokonania przeciwnika należy zmusić jego program do wykonania specjalnej instrukcji lub niedozwolonej operacji.</text:p>
      <text:p text:style-name="P11">Programy realizowane są w specjalnym pseudoasemblerowym języku, który udostępnia zbiór instrukcji realizujących operacje na pamięci. Gracz chcący wziąć udział w pojedynku musi napisać program („wojownika”) w udostępnionym języku, skompilować i uruchomić w maszynie wirtualnej. W ramach realizacji projektu zostanie stworzony język, kompilator i maszyna wirtualna.</text:p>
      <text:p text:style-name="P2">2. Założenia wstępne</text:p>
      <text:p text:style-name="P5">Wirtualny komputer obsługujący grę składa się z bloku pamięci, w którego komórkach zapisane są instrukcje. Blok ten jest cykliczny, tj. po ostatniej komórce następuje przejście do pierwszej komórki bloku. <text:span text:style-name="T10">Programy ładowane są do bloku w losowo wybranych pozycjach.</text:span> <text:span text:style-name="T9">W trakcie wykonywania programu dostępne jest wyłącznie adresowanie względne – nie można się odwołać do adresu bezwględnego danej komórki.</text:span></text:p>
      <text:p text:style-name="P12">Każdy wykonywany program składa się z jednego lub więcej procesów, gdzie proces definiujemy jako wskaźnik na komórkę bloku. Procesy dla każdego programu są przechowywane w kolejkach i wywoływane naprzemiennie. „Wojownik” przegrywa gdy wszystkie jego procesy zostaną usunięte z kolejki. <text:span text:style-name="T12">W przypadku, gdy liczba wykonanych cykli przekroczy ustaloną wartość zanim jeden z wojowników przegra, pojedynek kończy się remisem.</text:span></text:p>
      <text:p text:style-name="P6">Instrukcje programu składają się z trzech głównych części: <text:span text:style-name="T2">kodu operacji</text:span>, <text:span text:style-name="T2">pola A</text:span> i <text:span text:style-name="T2">pola B</text:span>. <text:span text:style-name="T11">Kod operacji identyfikuje wykonywaną przez maszynę instrukcję, natomiast pola A i B służą do przechowania danych liczbowych, np. adresu instrukcji przy skoku.</text:span></text:p>
      <text:p text:style-name="P10"><text:span text:style-name="T5"/></text:p>
      <text:p text:style-name="P20"><text:span text:style-name="T5">3</text:span><text:span text:style-name="T4">. Język programowania</text:span></text:p>
      <text:p text:style-name="P4">W oryginalnej wersji gry programy są pisane w stworzonym przez D. G. Jonesa i A. K. Dewdneya języku <text:span text:style-name="T2">„Redcode”</text:span>. Jego zbiór instrukcji i składnia posłużą jako wzorzec w tym projekcie.</text:p>
      <text:p text:style-name="P18">Przykładowe instrukcje:</text:p>
      <text:list xml:id="list858488938981159590" text:style-name="L1">
        <text:list-item>
          <text:p text:style-name="P19">MOV –<text:span text:style-name="T6"> przenoszenie danych w pamięci</text:span></text:p>
        </text:list-item>
        <text:list-item>
          <text:p text:style-name="P19">ADD –<text:span text:style-name="T6"> dodawanie liczb</text:span></text:p>
        </text:list-item>
        <text:list-item>
          <text:p text:style-name="P19">MUL –<text:span text:style-name="T6"> mnożenie liczb</text:span></text:p>
        </text:list-item>
        <text:list-item>
          <text:p text:style-name="P19">JMP –<text:span text:style-name="T6"> skok do innej instrukcji</text:span></text:p>
        </text:list-item>
        <text:list-item>
          <text:p text:style-name="P19">FRK –<text:span text:style-name="T6"> stworzenie nowego procesu</text:span></text:p>
        </text:list-item>
        <text:list-item>
          <text:p text:style-name="P19">KIL <text:span text:style-name="T16">–</text:span><text:span text:style-name="T7"> </text:span><text:span text:style-name="T6">zakończenie działania obecn</text:span><text:span text:style-name="T7">ego</text:span><text:span text:style-name="T6"> procesu </text:span><text:span text:style-name="T7">i usunięcie go z kolejki</text:span></text:p>
        </text:list-item>
      </text:list>
      <text:p text:style-name="P9"><text:span text:style-name="T8">4</text:span>. Kompilator</text:p>
      <text:p text:style-name="P14">Kompilator analizuje kod programu napisany w formacie języka bardziej czytelnym dla użytkownika i zamienia go na plik odczytywalny w prosty sposób przez maszynę wirtualną. </text:p>
      <text:p text:style-name="P14">Funkcjonalności kompilatora obejmują przykładowo:</text:p>
      <text:list xml:id="list7962757742326852062" text:style-name="L2">
        <text:list-item>
          <text:p text:style-name="P15">zamianę etykiet na adresy (względne) instrukcji</text:p>
        </text:list-item>
        <text:list-item>
          <text:p text:style-name="P17">wstępne przeliczanie adresów do postaci bardziej czytelnej dla maszyny</text:p>
        </text:list-item>
        <text:list-item>
          <text:p text:style-name="P16">znajdowanie błędów</text:p>
        </text:list-item>
      </text:list>
      <text:p text:style-name="P9"><text:span text:style-name="T8">5</text:span>. Maszyna wirtualna</text:p>
      <text:p text:style-name="P13">Maszyna wirtualna przyjmuje skompilowane pliki i wykonuje programy poprzez załadowanie ich kodu do pamięci. Wewnętrznie blok pamięci zaimplementowany jest jako tablica instrukcji. Maszyna inicjalizuje wojowników poprzez dodanie do ich kolejek po jednym procesie w miejscu wskazanym w pliku ze skompilowanym kodem programu. Następnie <text:span text:style-name="T13">gra jest przeprowadzana zgodnie z zasadami podanymi w sekcji </text:span><text:span text:style-name="T3">Założenia wstępne</text:span><text:span text:style-name="T14">. Na końcu działania maszyna wyświetla wynik pojedynk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eoletters1" svg:font-family="neoletters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eoletters" svg:font-family="neoletter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eoletter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eoletter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eoletters" style:font-family-complex="neoletter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00%" style:writing-mode="page"/>
    </style:style>
    <style:style style:name="List" style:family="paragraph" style:parent-style-name="Text_20_body" style:class="list">
      <style:text-properties style:font-size-asian="12pt" style:font-name-complex="neoletters1" style:font-family-complex="neoletter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eoletters1" style:font-family-complex="neoletter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eoletters1" style:font-family-complex="neoletter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35:23.650266465</meta:creation-date>
    <dc:date>2017-03-19T22:51:51.853430610</dc:date>
    <meta:editing-duration>PT41M7S</meta:editing-duration>
    <meta:editing-cycles>6</meta:editing-cycles>
    <meta:generator>LibreOffice/5.2.6.2$Linux_X86_64 LibreOffice_project/20m0$Build-2</meta:generator>
    <meta:document-statistic meta:table-count="0" meta:image-count="0" meta:object-count="0" meta:page-count="2" meta:paragraph-count="26" meta:word-count="427" meta:character-count="3074" meta:non-whitespace-character-count="2674"/>
  </office:meta>
</office:document-meta>
</file>